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7"/>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9">
      <style:paragraph-properties fo:margin-top="0cm" fo:margin-bottom="0cm" loext:contextual-spacing="false"/>
    </style:style>
    <style:style style:name="P11" style:family="paragraph" style:parent-style-name="Preformatted_20_Text" style:list-style-name="L3"/>
    <style:style style:name="P12" style:family="paragraph" style:parent-style-name="Preformatted_20_Text" style:list-style-name="L5"/>
    <style:style style:name="P13" style:family="paragraph" style:parent-style-name="Preformatted_20_Text" style:list-style-name="L3">
      <style:paragraph-properties fo:margin-top="0cm" fo:margin-bottom="0.499cm" loext:contextual-spacing="false"/>
    </style:style>
    <style:style style:name="P14" style:family="paragraph" style:parent-style-name="Preformatted_20_Text" style:list-style-name="L5">
      <style:paragraph-properties fo:margin-top="0cm" fo:margin-bottom="0.499cm" loext:contextual-spacing="false"/>
    </style:style>
    <style:style style:name="P15" style:family="paragraph" style:parent-style-name="Preformatted_20_Text" style:list-style-name="L7">
      <style:paragraph-properties fo:margin-top="0cm" fo:margin-bottom="0.499cm" loext:contextual-spacing="false"/>
    </style:style>
    <style:style style:name="P16" style:family="paragraph" style:parent-style-name="Preformatted_20_Text" style:list-style-name="L10">
      <style:paragraph-properties fo:margin-top="0cm" fo:margin-bottom="0.499cm" loext:contextual-spacing="false"/>
    </style:style>
    <style:style style:name="P17" style:family="paragraph" style:parent-style-name="Heading_20_4" style:list-style-name="L4"/>
    <style:style style:name="P18" style:family="paragraph" style:parent-style-name="Quotations" style:list-style-name="L3"/>
    <style:style style:name="P19" style:family="paragraph" style:parent-style-name="Quotations" style:list-style-name="L5"/>
    <style:style style:name="P20" style:family="paragraph" style:parent-style-name="Quotations" style:list-style-name="L7"/>
    <style:style style:name="P21" style:family="paragraph" style:parent-style-name="Heading_20_3" style:list-style-name="L2"/>
    <style:style style:name="P22" style:family="paragraph" style:parent-style-name="Heading_20_3" style:list-style-name="L6"/>
    <style:style style:name="P23" style:family="paragraph" style:parent-style-name="Heading_20_3" style:list-style-name="L8"/>
    <style:style style:name="T1" style:family="text">
      <style:text-properties fo:background-color="#fff200" loext:char-shading-value="0"/>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stall Docker CE</text:h>
      <text:p text:style-name="Text_20_body">You can install Docker CE in different ways, depending on your needs:</text:p>
      <text:list xml:id="list140834536" text:style-name="L1">
        <text:list-item>
          <text:p text:style-name="P2"><text:span text:style-name="T1">Most users </text:span><text:a xlink:type="simple" xlink:href="https://docs.docker.com/install/linux/docker-ce/ubuntu/#install-using-the-repository" text:style-name="Internet_20_link" text:visited-style-name="Visited_20_Internet_20_Link"><text:span text:style-name="T1">set up Docker’s repositories</text:span></text:a><text:span text:style-name="T1"> and install from them, for ease of installation and upgrade tasks. This is the recommended approach.</text:span></text:p>
        </text:list-item>
        <text:list-item>
          <text:p text:style-name="P2">Some users download the DEB package and <text:a xlink:type="simple" xlink:href="https://docs.docker.com/install/linux/docker-ce/ubuntu/#install-from-a-package" text:style-name="Internet_20_link" text:visited-style-name="Visited_20_Internet_20_Link">install it manually</text:a> and manage upgrades completely manually. This is useful in situations such as installing Docker on air-gapped systems with no access to the internet.</text:p>
        </text:list-item>
        <text:list-item>
          <text:p text:style-name="P2">In testing and development environments, some users choose to use automated <text:a xlink:type="simple" xlink:href="https://docs.docker.com/install/linux/docker-ce/ubuntu/#install-using-the-convenience-script" text:style-name="Internet_20_link" text:visited-style-name="Visited_20_Internet_20_Link">convenience scripts</text:a> to install Docker.</text:p>
        </text:list-item>
      </text:list>
      <text:list xml:id="list304332732" text:style-name="L2">
        <text:list-item>
          <text:h text:style-name="P21" text:outline-level="3">Install using the repository</text:h>
        </text:list-item>
      </text:list>
      <text:p text:style-name="Text_20_body">Before you install Docker CE for the first time on a new host machine, you need to set up the Docker repository. Afterward, you can install and update Docker from the repository.</text:p>
      <text:h text:style-name="Heading_20_4" text:outline-level="4">Set up the repository</text:h>
      <text:list xml:id="list553175548" text:style-name="L3">
        <text:list-item>
          <text:p text:style-name="P3">Update the <text:span text:style-name="Source_20_Text">apt</text:span> package index:</text:p>
          <text:p text:style-name="P13"><text:span text:style-name="Source_20_Text">$ sudo apt-get update</text:span></text:p>
        </text:list-item>
        <text:list-item>
          <text:p text:style-name="P3">Install packages to allow <text:span text:style-name="Source_20_Text">apt</text:span> to use a repository over HTTPS:</text:p>
          <text:p text:style-name="P11"><text:span text:style-name="Source_20_Text">$ sudo apt-get install \</text:span></text:p>
          <text:p text:style-name="P11"><text:span text:style-name="Source_20_Text"><text:s text:c="4"/>apt-transport-https \</text:span></text:p>
          <text:p text:style-name="P11"><text:span text:style-name="Source_20_Text"><text:s text:c="4"/>ca-certificates \</text:span></text:p>
          <text:p text:style-name="P11"><text:span text:style-name="Source_20_Text"><text:s text:c="4"/>curl \</text:span></text:p>
          <text:p text:style-name="P13"><text:span text:style-name="Source_20_Text"><text:s text:c="4"/>software-properties-common</text:span></text:p>
        </text:list-item>
        <text:list-item>
          <text:p text:style-name="P3">Add Docker’s official GPG key:</text:p>
          <text:p text:style-name="P13"><text:span text:style-name="Source_20_Text">$ curl -fsSL https://download.docker.com/linux/ubuntu/gpg | sudo apt-key add -</text:span></text:p>
          <text:p text:style-name="P3">Verify that you now have the key with the fingerprint <text:span text:style-name="Source_20_Text">9DC8 5822 9FC7 DD38 854A E2D8 8D81 803C 0EBF CD88</text:span>, by searching for the last 8 characters of the fingerprint.</text:p>
          <text:p text:style-name="P11"><text:span text:style-name="Source_20_Text">$ sudo apt-key fingerprint 0EBFCD88</text:span></text:p>
          <text:p text:style-name="P11"/>
          <text:p text:style-name="P11"><text:span text:style-name="Source_20_Text">pub <text:s text:c="2"/>4096R/0EBFCD88 2017-02-22</text:span></text:p>
          <text:p text:style-name="P11"><text:span text:style-name="Source_20_Text"><text:s text:c="6"/>Key fingerprint = 9DC8 5822 9FC7 DD38 854A <text:s/>E2D8 8D81 803C 0EBF CD88</text:span></text:p>
          <text:p text:style-name="P11"><text:span text:style-name="Source_20_Text">uid <text:s text:c="17"/>Docker Release (CE deb) &lt;docker@docker.com&gt;</text:span></text:p>
          <text:p text:style-name="P13"><text:span text:style-name="Source_20_Text">sub <text:s text:c="2"/>4096R/F273FCD8 2017-02-22</text:span></text:p>
        </text:list-item>
        <text:list-item>
          <text:p text:style-name="P3">Use the following command to set up the <text:span text:style-name="Strong_20_Emphasis">stable</text:span> repository. You always need the <text:span text:style-name="Strong_20_Emphasis">stable</text:span> repository, even if you want to install builds from the <text:span text:style-name="Strong_20_Emphasis">edge</text:span> or <text:span text:style-name="Strong_20_Emphasis">test</text:span> repositories as well. To add the <text:span text:style-name="Strong_20_Emphasis">edge</text:span> or <text:span text:style-name="Strong_20_Emphasis">test</text:span> repository, add the word <text:span text:style-name="Source_20_Text">edge</text:span> or <text:span text:style-name="Source_20_Text">test</text:span> (or both) after the word <text:span text:style-name="Source_20_Text">stable</text:span> in the commands below.</text:p>
          <text:p text:style-name="P18"><text:soft-page-break/><text:span text:style-name="Strong_20_Emphasis">Note</text:span>: The <text:span text:style-name="Source_20_Text">lsb_release -cs</text:span> sub-command below returns the name of your Ubuntu distribution, such as <text:span text:style-name="Source_20_Text">xenial</text:span>. Sometimes, in a distribution like Linux Mint, you might need to change <text:span text:style-name="Source_20_Text">$(lsb_release -cs)</text:span> to your parent Ubuntu distribution. For example, if you are using <text:span text:style-name="Source_20_Text">Linux Mint Rafaela</text:span>, you could use <text:span text:style-name="Source_20_Text">trusty</text:span>.</text:p>
          <text:list>
            <text:list-item>
              <text:p text:style-name="P9">x86_64 / amd64 </text:p>
            </text:list-item>
            <text:list-item>
              <text:p text:style-name="P9">armhf </text:p>
            </text:list-item>
            <text:list-item>
              <text:p text:style-name="P9">IBM Power (ppc64le) </text:p>
            </text:list-item>
            <text:list-item>
              <text:p text:style-name="P9">IBM Z (s390x) </text:p>
            </text:list-item>
          </text:list>
        </text:list-item>
      </text:list>
      <text:section text:style-name="Sect1" text:name="x86_64_repo">
        <text:list xml:id="list113547935598694" text:continue-numbering="true" text:style-name="L3">
          <text:list-header>
            <text:p text:style-name="P11"><text:span text:style-name="Source_20_Text">$ sudo add-apt-repository \</text:span></text:p>
            <text:p text:style-name="P11"><text:span text:style-name="Source_20_Text"><text:s text:c="3"/>"deb [arch=amd64] https://download.docker.com/linux/ubuntu \</text:span></text:p>
            <text:p text:style-name="P11"><text:span text:style-name="Source_20_Text"><text:s text:c="3"/>$(lsb_release -cs) \</text:span></text:p>
            <text:p text:style-name="P13"><text:span text:style-name="Source_20_Text"><text:s text:c="3"/>stable"</text:span></text:p>
          </text:list-header>
        </text:list>
      </text:section>
      <text:list xml:id="list113549335751644" text:continue-numbering="true" text:style-name="L3">
        <text:list-header>
          <text:p text:style-name="P18"><text:span text:style-name="Strong_20_Emphasis">Note</text:span>: Starting with Docker 17.06, stable releases are also pushed to the <text:span text:style-name="Strong_20_Emphasis">edge</text:span> and <text:span text:style-name="Strong_20_Emphasis">test</text:span> repositories.</text:p>
          <text:p text:style-name="P3"><text:a xlink:type="simple" xlink:href="https://docs.docker.com/install/" text:style-name="Internet_20_link" text:visited-style-name="Visited_20_Internet_20_Link">Learn about </text:a><text:a xlink:type="simple" xlink:href="https://docs.docker.com/install/" text:style-name="Internet_20_link" text:visited-style-name="Visited_20_Internet_20_Link"><text:span text:style-name="Strong_20_Emphasis">stable</text:span></text:a><text:a xlink:type="simple" xlink:href="https://docs.docker.com/install/" text:style-name="Internet_20_link" text:visited-style-name="Visited_20_Internet_20_Link"> and </text:a><text:a xlink:type="simple" xlink:href="https://docs.docker.com/install/" text:style-name="Internet_20_link" text:visited-style-name="Visited_20_Internet_20_Link"><text:span text:style-name="Strong_20_Emphasis">edge</text:span></text:a><text:a xlink:type="simple" xlink:href="https://docs.docker.com/install/" text:style-name="Internet_20_link" text:visited-style-name="Visited_20_Internet_20_Link"> channels</text:a>.</text:p>
        </text:list-header>
      </text:list>
      <text:list xml:id="list1835461686" text:style-name="L4">
        <text:list-item>
          <text:h text:style-name="P17" text:outline-level="4">Install Docker CE</text:h>
        </text:list-item>
      </text:list>
      <text:list xml:id="list619621124" text:style-name="L5">
        <text:list-item>
          <text:p text:style-name="P4">Update the <text:span text:style-name="Source_20_Text">apt</text:span> package index.</text:p>
          <text:p text:style-name="P14"><text:span text:style-name="Source_20_Text">$ sudo apt-get update</text:span></text:p>
        </text:list-item>
        <text:list-item>
          <text:p text:style-name="P4">Install the <text:span text:style-name="Emphasis">latest version</text:span> of Docker CE, or go to the next step to install a specific version:</text:p>
          <text:p text:style-name="P14"><text:span text:style-name="Source_20_Text">$ sudo apt-get install docker-ce</text:span></text:p>
          <text:p text:style-name="P19">Got multiple Docker repositories?</text:p>
          <text:p text:style-name="P19">If you have multiple Docker repositories enabled, installing or updating without specifying a version in the <text:span text:style-name="Source_20_Text">apt-get install</text:span> or <text:span text:style-name="Source_20_Text">apt-get update</text:span> command always installs the highest possible version, which may not be appropriate for your stability needs.</text:p>
        </text:list-item>
        <text:list-item>
          <text:p text:style-name="P4">To install a <text:span text:style-name="Emphasis">specific version</text:span> of Docker CE, list the available versions in the repo, then select and install:</text:p>
          <text:p text:style-name="P4">a. List the versions available in your repo:</text:p>
          <text:p text:style-name="P12"><text:span text:style-name="Source_20_Text">$ apt-cache madison docker-ce</text:span></text:p>
          <text:p text:style-name="P12"/>
          <text:p text:style-name="P14"><text:span text:style-name="Source_20_Text">docker-ce | 18.03.0~ce-0~ubuntu | https://download.docker.com/linux/ubuntu xenial/stable amd64 Packages</text:span></text:p>
          <text:p text:style-name="P4">b. Install a specific version by its fully qualified package name, which is package name (<text:span text:style-name="Source_20_Text">docker-ce</text:span>) “=” version string (2nd column), for example, <text:span text:style-name="Source_20_Text">docker-ce=18.03.0~ce-0~ubuntu</text:span>.</text:p>
          <text:p text:style-name="P14"><text:soft-page-break/><text:span text:style-name="Source_20_Text">$ sudo apt-get install docker-ce=&lt;VERSION&gt;</text:span></text:p>
          <text:p text:style-name="P4">The Docker daemon starts automatically.</text:p>
        </text:list-item>
        <text:list-item>
          <text:p text:style-name="P4">Verify that Docker CE is installed correctly by running the <text:span text:style-name="Source_20_Text">hello-world</text:span> image.</text:p>
          <text:p text:style-name="P14"><text:span text:style-name="Source_20_Text">$ sudo docker run hello-world</text:span></text:p>
          <text:p text:style-name="P4">This command downloads a test image and runs it in a container. When the container runs, it prints an informational message and exits.</text:p>
        </text:list-item>
      </text:list>
      <text:p text:style-name="Text_20_body">Docker CE is installed and running. The <text:span text:style-name="Source_20_Text">docker</text:span> group is created but no users are added to it. You need to use <text:span text:style-name="Source_20_Text">sudo</text:span> to run Docker commands. Continue to <text:a xlink:type="simple" xlink:href="https://docs.docker.com/install/linux/linux-postinstall/" text:style-name="Internet_20_link" text:visited-style-name="Visited_20_Internet_20_Link">Linux postinstall</text:a> to allow non-privileged users to run Docker commands and for other optional configuration steps.</text:p>
      <text:h text:style-name="Heading_20_4" text:outline-level="4">Upgrade Docker CE</text:h>
      <text:p text:style-name="Text_20_body">To upgrade Docker CE, first run <text:span text:style-name="Source_20_Text">sudo apt-get update</text:span>, then follow the <text:a xlink:type="simple" xlink:href="https://docs.docker.com/install/linux/docker-ce/ubuntu/#install-docker-ce" text:style-name="Internet_20_link" text:visited-style-name="Visited_20_Internet_20_Link">installation instructions</text:a>, choosing the new version you want to install.</text:p>
      <text:list xml:id="list2644237968" text:style-name="L6">
        <text:list-item>
          <text:h text:style-name="P22" text:outline-level="3">Install from a package</text:h>
        </text:list-item>
      </text:list>
      <text:p text:style-name="Text_20_body">If you cannot use Docker’s repository to install Docker CE, you can download the <text:span text:style-name="Source_20_Text">.deb</text:span> file for your release and install it manually. You need to download a new file each time you want to upgrade Docker CE.</text:p>
      <text:list xml:id="list3194104182" text:style-name="L7">
        <text:list-item>
          <text:p text:style-name="P5">Go to <text:a xlink:type="simple" xlink:href="https://download.docker.com/linux/ubuntu/dists/" text:style-name="Internet_20_link" text:visited-style-name="Visited_20_Internet_20_Link">https://download.docker.com/linux/ubuntu/dists/</text:a>, choose your Ubuntu version, browse to <text:span text:style-name="Source_20_Text">pool/stable/</text:span> and choose <text:span text:style-name="Source_20_Text">amd64</text:span>, <text:span text:style-name="Source_20_Text">armhf</text:span>, <text:span text:style-name="Source_20_Text">ppc64el</text:span>, or <text:span text:style-name="Source_20_Text">s390x</text:span>. Download the <text:span text:style-name="Source_20_Text">.deb</text:span> file for the Docker version you want to install.</text:p>
          <text:p text:style-name="P20"><text:span text:style-name="Strong_20_Emphasis">Note</text:span>: To install an <text:span text:style-name="Strong_20_Emphasis">edge</text:span> package, change the word <text:span text:style-name="Source_20_Text">stable</text:span> in the URL to <text:span text:style-name="Source_20_Text">edge</text:span>. <text:a xlink:type="simple" xlink:href="https://docs.docker.com/install/" text:style-name="Internet_20_link" text:visited-style-name="Visited_20_Internet_20_Link">Learn about </text:a><text:a xlink:type="simple" xlink:href="https://docs.docker.com/install/" text:style-name="Internet_20_link" text:visited-style-name="Visited_20_Internet_20_Link"><text:span text:style-name="Strong_20_Emphasis">stable</text:span></text:a><text:a xlink:type="simple" xlink:href="https://docs.docker.com/install/" text:style-name="Internet_20_link" text:visited-style-name="Visited_20_Internet_20_Link"> and </text:a><text:a xlink:type="simple" xlink:href="https://docs.docker.com/install/" text:style-name="Internet_20_link" text:visited-style-name="Visited_20_Internet_20_Link"><text:span text:style-name="Strong_20_Emphasis">edge</text:span></text:a><text:a xlink:type="simple" xlink:href="https://docs.docker.com/install/" text:style-name="Internet_20_link" text:visited-style-name="Visited_20_Internet_20_Link"> channels</text:a>.</text:p>
        </text:list-item>
        <text:list-item>
          <text:p text:style-name="P5">Install Docker CE, changing the path below to the path where you downloaded the Docker package.</text:p>
          <text:p text:style-name="P15"><text:span text:style-name="Source_20_Text">$ sudo dpkg -i /path/to/package.deb</text:span></text:p>
          <text:p text:style-name="P5">The Docker daemon starts automatically.</text:p>
        </text:list-item>
        <text:list-item>
          <text:p text:style-name="P5">Verify that Docker CE is installed correctly by running the <text:span text:style-name="Source_20_Text">hello-world</text:span> image.</text:p>
          <text:p text:style-name="P15"><text:span text:style-name="Source_20_Text">$ sudo docker run hello-world</text:span></text:p>
          <text:p text:style-name="P5">This command downloads a test image and runs it in a container. When the container runs, it prints an informational message and exits.</text:p>
        </text:list-item>
      </text:list>
      <text:p text:style-name="Text_20_body">Docker CE is installed and running. The <text:span text:style-name="Source_20_Text">docker</text:span> group is created but no users are added to it. You need to use <text:span text:style-name="Source_20_Text">sudo</text:span> to run Docker commands. Continue to <text:a xlink:type="simple" xlink:href="https://docs.docker.com/install/linux/linux-postinstall/" text:style-name="Internet_20_link" text:visited-style-name="Visited_20_Internet_20_Link">Post-installation steps for Linux</text:a> to allow non-privileged users to run Docker commands and for other optional configuration steps.</text:p>
      <text:h text:style-name="Heading_20_4" text:outline-level="4"><text:soft-page-break/>Upgrade Docker CE</text:h>
      <text:p text:style-name="Text_20_body">To upgrade Docker CE, download the newer package file and repeat the <text:a xlink:type="simple" xlink:href="https://docs.docker.com/install/linux/docker-ce/ubuntu/#install-from-a-package" text:style-name="Internet_20_link" text:visited-style-name="Visited_20_Internet_20_Link">installation procedure</text:a>, pointing to the new file.</text:p>
      <text:list xml:id="list3591988285" text:style-name="L8">
        <text:list-item>
          <text:h text:style-name="P23" text:outline-level="3">Install using the convenience script</text:h>
        </text:list-item>
      </text:list>
      <text:p text:style-name="Text_20_body">Docker provides convenience scripts at <text:a xlink:type="simple" xlink:href="https://get.docker.com/" text:style-name="Internet_20_link" text:visited-style-name="Visited_20_Internet_20_Link">get.docker.com</text:a> and <text:a xlink:type="simple" xlink:href="https://test.docker.com/" text:style-name="Internet_20_link" text:visited-style-name="Visited_20_Internet_20_Link">test.docker.com</text:a> for installing edge and testing versions of Docker CE into development environments quickly and non-interactively. The source code for the scripts is in the <text:a xlink:type="simple" xlink:href="https://github.com/docker/docker-install" text:style-name="Internet_20_link" text:visited-style-name="Visited_20_Internet_20_Link"><text:span text:style-name="Source_20_Text">docker-install</text:span></text:a><text:a xlink:type="simple" xlink:href="https://github.com/docker/docker-install" text:style-name="Internet_20_link" text:visited-style-name="Visited_20_Internet_20_Link"> repository</text:a>. <text:span text:style-name="Strong_20_Emphasis">Using these scripts is not recommended for production environments</text:span>, and you should understand the potential risks before you use them:</text:p>
      <text:list xml:id="list3683499939" text:style-name="L9">
        <text:list-item>
          <text:p text:style-name="P10">The scripts require <text:span text:style-name="Source_20_Text">root</text:span> or <text:span text:style-name="Source_20_Text">sudo</text:span> privileges to run. Therefore, you should carefully examine and audit the scripts before running them. </text:p>
        </text:list-item>
        <text:list-item>
          <text:p text:style-name="P10">The scripts attempt to detect your Linux distribution and version and configure your package management system for you. In addition, the scripts do not allow you to customize any installation parameters. This may lead to an unsupported configuration, either from Docker’s point of view or from your own organization’s guidelines and standards. </text:p>
        </text:list-item>
        <text:list-item>
          <text:p text:style-name="P10">The scripts install all dependencies and recommendations of the package manager without asking for confirmation. This may install a large number of packages, depending on the current configuration of your host machine. </text:p>
        </text:list-item>
        <text:list-item>
          <text:p text:style-name="P10">The script does not provide options to specify which version of Docker to install, and installs the latest version that is released in the “edge” channel. </text:p>
        </text:list-item>
        <text:list-item>
          <text:p text:style-name="P6">Do not use the convenience script if Docker has already been installed on the host machine using another mechanism. </text:p>
        </text:list-item>
      </text:list>
      <text:p text:style-name="Text_20_body">This example uses the script at <text:a xlink:type="simple" xlink:href="https://get.docker.com/" text:style-name="Internet_20_link" text:visited-style-name="Visited_20_Internet_20_Link">get.docker.com</text:a> to install the latest release of Docker CE on Linux. To install the latest testing version, use <text:a xlink:type="simple" xlink:href="https://test.docker.com/" text:style-name="Internet_20_link" text:visited-style-name="Visited_20_Internet_20_Link">test.docker.com</text:a> instead. In each of the commands below, replace each occurrence of <text:span text:style-name="Source_20_Text">get</text:span> with <text:span text:style-name="Source_20_Text">test</text:span>.</text:p>
      <text:p text:style-name="Quotations"><text:span text:style-name="Strong_20_Emphasis">Warning</text:span>:</text:p>
      <text:p text:style-name="Quotations">Always examine scripts downloaded from the internet before running them locally.</text:p>
      <text:p text:style-name="Preformatted_20_Text"><text:span text:style-name="Source_20_Text">$ curl -fsSL https://get.docker.com -o get-docker.sh</text:span></text:p>
      <text:p text:style-name="Preformatted_20_Text"><text:span text:style-name="Source_20_Text">$ sudo sh get-docker.sh</text:span></text:p>
      <text:p text:style-name="Preformatted_20_Text"/>
      <text:p text:style-name="P1"><text:span text:style-name="Source_20_Text">&lt;output truncated&gt;</text:span></text:p>
      <text:p text:style-name="Text_20_body">If you would like to use Docker as a non-root user, you should now consider adding your user to the “docker” group with something like:</text:p>
      <text:p text:style-name="P1"><text:span text:style-name="Source_20_Text"><text:s text:c="2"/>sudo usermod -aG docker your-user</text:span></text:p>
      <text:p text:style-name="Text_20_body">Remember to log out and back in for this to take effect!</text:p>
      <text:p text:style-name="Quotations"><text:span text:style-name="Strong_20_Emphasis">Warning</text:span>:</text:p>
      <text:p text:style-name="Quotations"><text:soft-page-break/>Adding a user to the “docker” group grants the ability to run containers which can be used to obtain root privileges on the docker host. Refer to <text:a xlink:type="simple" xlink:href="https://docs.docker.com/engine/security/security/#docker-daemon-attack-surface" text:style-name="Internet_20_link" text:visited-style-name="Visited_20_Internet_20_Link">Docker Daemon Attack Surface</text:a> for more information.</text:p>
      <text:p text:style-name="Text_20_body">Docker CE is installed. It starts automatically on <text:span text:style-name="Source_20_Text">DEB</text:span>-based distributions. On <text:span text:style-name="Source_20_Text">RPM</text:span>-based distributions, you need to start it manually using the appropriate <text:span text:style-name="Source_20_Text">systemctl</text:span> or <text:span text:style-name="Source_20_Text">service</text:span> command. As the message indicates, non-root users can’t run Docker commands by default.</text:p>
      <text:h text:style-name="Heading_20_4" text:outline-level="4">Upgrade Docker after using the convenience script</text:h>
      <text:p text:style-name="Text_20_body">If you installed Docker using the convenience script, you should upgrade Docker using your package manager directly. There is no advantage to re-running the convenience script, and it can cause issues if it attempts to re-add repositories which have already been added to the host machine.</text:p>
      <text:h text:style-name="Heading_20_2" text:outline-level="2">Uninstall Docker CE</text:h>
      <text:list xml:id="list1053201722" text:style-name="L10">
        <text:list-item>
          <text:p text:style-name="P7">Uninstall the Docker CE package:</text:p>
          <text:p text:style-name="P16"><text:span text:style-name="Source_20_Text">$ sudo apt-get purge docker-ce</text:span></text:p>
        </text:list-item>
        <text:list-item>
          <text:p text:style-name="P7">Images, containers, volumes, or customized configuration files on your host are not automatically removed. To delete all images, containers, and volumes:</text:p>
          <text:p text:style-name="P16"><text:span text:style-name="Source_20_Text">$ sudo rm -rf /var/lib/docker</text:span></text:p>
        </text:list-item>
      </text:list>
      <text:p text:style-name="Text_20_body">You must delete any edited configuration files manually.</text:p>
      <text:h text:style-name="Heading_20_2" text:outline-level="2">Next steps</text:h>
      <text:list xml:id="list1117398428" text:style-name="L11">
        <text:list-item>
          <text:p text:style-name="P8">Continue to <text:a xlink:type="simple" xlink:href="https://docs.docker.com/install/linux/linux-postinstall/" text:style-name="Internet_20_link" text:visited-style-name="Visited_20_Internet_20_Link">Post-installation steps for Linux</text:a></text:p>
        </text:list-item>
        <text:list-item>
          <text:p text:style-name="P8">Continue with the <text:a xlink:type="simple" xlink:href="https://docs.docker.com/engine/userguide/" text:style-name="Internet_20_link" text:visited-style-name="Visited_20_Internet_20_Link">User Guide</text:a>.</text:p>
        </text:list-item>
      </text:list>
      <text:p text:style-name="Text_20_body"><text:a xlink:type="simple" xlink:href="https://docs.docker.com/glossary/?term=requirements" text:style-name="Internet_20_link" text:visited-style-name="Visited_20_Internet_20_Link">requirements</text:a>, <text:a xlink:type="simple" xlink:href="https://docs.docker.com/glossary/?term=apt" text:style-name="Internet_20_link" text:visited-style-name="Visited_20_Internet_20_Link">apt</text:a>, <text:a xlink:type="simple" xlink:href="https://docs.docker.com/glossary/?term=installation" text:style-name="Internet_20_link" text:visited-style-name="Visited_20_Internet_20_Link">installation</text:a>, <text:a xlink:type="simple" xlink:href="https://docs.docker.com/glossary/?term=ubuntu" text:style-name="Internet_20_link" text:visited-style-name="Visited_20_Internet_20_Link">ubuntu</text:a>, <text:a xlink:type="simple" xlink:href="https://docs.docker.com/glossary/?term=install" text:style-name="Internet_20_link" text:visited-style-name="Visited_20_Internet_20_Link">install</text:a>, <text:a xlink:type="simple" xlink:href="https://docs.docker.com/glossary/?term=uninstall" text:style-name="Internet_20_link" text:visited-style-name="Visited_20_Internet_20_Link">uninstall</text:a>, <text:a xlink:type="simple" xlink:href="https://docs.docker.com/glossary/?term=upgrade" text:style-name="Internet_20_link" text:visited-style-name="Visited_20_Internet_20_Link">upgrade</text:a>, <text:a xlink:type="simple" xlink:href="https://docs.docker.com/glossary/?term=update" text:style-name="Internet_20_link" text:visited-style-name="Visited_20_Internet_20_Link">updat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23:54:38.435288169</meta:creation-date>
    <meta:editing-duration>PT1H23M44S</meta:editing-duration>
    <meta:editing-cycles>4</meta:editing-cycles>
    <meta:generator>LibreOffice/6.0.6.2$Linux_X86_64 LibreOffice_project/00m0$Build-2</meta:generator>
    <dc:date>2018-10-27T11:35:47.050291496</dc:date>
    <meta:document-statistic meta:table-count="0" meta:image-count="0" meta:object-count="0" meta:page-count="5" meta:paragraph-count="100" meta:word-count="1403" meta:character-count="8861" meta:non-whitespace-character-count="7525"/>
  </office:meta>
</office:document-meta>
</file>